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Filter.init( FilterConfig filter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ilt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FilterProxyTests.testDelegatingFilterProxyWithTargetBeanNameAndNo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legatingFilterProxyTests.testDelegatingFilterProxyWithFilterDeleg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legatingFilterProxyTests.testDelegatingFilterProxyNotInjectedWithRootPrefer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legatingFilterProxyTests.testDelegatingFilterProxyWithTargetFilterLif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legatingFilterProxyTests.testDelegatingFilter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legatingFilterProxyTests.testDelegatingFilterProxyWithFil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legatingFilterProxyTests.testDelegatingFilterProxyWithTar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legatingFilterProxyTests.testDelegatingFilterProxyInjectedPrefer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ockFilter.doFilter( ServletRequest request , ServletResponse response , FilterChain filter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FilterProxyTests.testDelegatingFilterProxyNotInjectedWacServletAttrPrefer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elegatingFilterProxyTests.testDelegatingFilterProxyWithTargetBeanNameAndNotYetRefreshed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legatingFilterProxyTests.testDelegatingFilterProxyAndCustomContext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legatingFilterProxyTests.testDelegatingFilterProxyWithLazyContextStar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legatingFilterProxyTests.testDelegatingFilterProxyWithFramework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